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Courier New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erif" fo:font-size="10pt" style:font-size-asian="10pt" style:font-size-complex="10pt"/>
    </style:style>
    <style:style style:name="P3" style:family="paragraph" style:parent-style-name="Heading_20_3">
      <style:text-properties style:font-name="DejaVu Sans"/>
    </style:style>
    <style:style style:name="T1" style:family="text">
      <style:text-properties style:font-name="Times New Roman" fo:font-size="12pt" style:font-size-asian="12pt" style:font-size-complex="12pt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Ceci n'est pas un titre</text:h>
      <text:p text:style-name="P2">Ce paragraphe est là pour décorer.</text:p>
      <text:p text:style-name="Standard"/>
      <text:p text:style-name="ttRed">R&gt;  x &lt;- 2</text:p>
      <text:p text:style-name="ttRed">R&gt;  y &lt;- 3</text:p>
      <text:p text:style-name="ttRed">R&gt;  x + y</text:p>
      <text:p text:style-name="ttBlue">[1] 5</text:p>
      <text:p text:style-name="P1"/>
      <text:p text:style-name="P2">Et celui-ci aussi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22T21:36:03</meta:creation-date>
    <dc:date>2008-09-22T23:15:07</dc:date>
    <meta:editing-cycles>8</meta:editing-cycles>
    <meta:editing-duration>PT1H7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21" meta:character-count="100"/>
  </office:meta>
</office:document-meta>
</file>